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officeooo:rsid="0007489a" officeooo:paragraph-rsid="00119f29" style:font-size-asian="9pt" style:font-size-complex="9pt"/>
    </style:style>
    <style:style style:name="P2" style:family="paragraph" style:parent-style-name="Standard">
      <style:text-properties officeooo:rsid="00026f71" officeooo:paragraph-rsid="00026f71"/>
    </style:style>
    <style:style style:name="P3" style:family="paragraph" style:parent-style-name="Standard">
      <style:text-properties style:text-underline-style="solid" style:text-underline-width="auto" style:text-underline-color="font-color" officeooo:rsid="00026f71" officeooo:paragraph-rsid="00026f71"/>
    </style:style>
    <style:style style:name="P4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5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6" style:family="paragraph" style:parent-style-name="Standard">
      <style:text-properties style:text-underline-style="solid" style:text-underline-width="auto" style:text-underline-color="font-color" officeooo:rsid="0011ffb4" officeooo:paragraph-rsid="00113f46"/>
    </style:style>
    <style:style style:name="P7" style:family="paragraph" style:parent-style-name="Standard">
      <style:text-properties style:text-underline-style="none" officeooo:rsid="00064778" officeooo:paragraph-rsid="00064778"/>
    </style:style>
    <style:style style:name="P8" style:family="paragraph" style:parent-style-name="Standard">
      <style:text-properties style:text-underline-style="none" officeooo:rsid="0007489a" officeooo:paragraph-rsid="0007489a"/>
    </style:style>
    <style:style style:name="P9" style:family="paragraph" style:parent-style-name="Standard">
      <style:text-properties style:text-underline-style="none" officeooo:rsid="0008620b" officeooo:paragraph-rsid="0008620b"/>
    </style:style>
    <style:style style:name="P10" style:family="paragraph" style:parent-style-name="Standard">
      <style:text-properties style:text-underline-style="none" officeooo:rsid="00075a98" officeooo:paragraph-rsid="00064778"/>
    </style:style>
    <style:style style:name="P11" style:family="paragraph" style:parent-style-name="Standard">
      <style:text-properties style:text-underline-style="none" officeooo:rsid="000a0689" officeooo:paragraph-rsid="000a0689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6f71" officeooo:paragraph-rsid="00026f71" style:font-weight-asian="bold" style:font-weight-complex="bold"/>
    </style:style>
    <style:style style:name="P13" style:family="paragraph" style:parent-style-name="Standard">
      <style:text-properties officeooo:rsid="000afc83" officeooo:paragraph-rsid="000afc83"/>
    </style:style>
    <style:style style:name="P14" style:family="paragraph" style:parent-style-name="Standard" style:list-style-name="L1">
      <style:text-properties officeooo:rsid="000afc83" officeooo:paragraph-rsid="000afc83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text-autospace="none" style:line-break="normal" style:writing-mode="page"/>
      <style:text-properties fo:hyphenate="false"/>
    </style:style>
    <style:style style:name="P17" style:family="paragraph">
      <loext:graphic-properties draw:fill="none"/>
    </style:style>
    <style:style style:name="P18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officeooo:rsid="00119f29"/>
    </style:style>
    <style:style style:name="T2" style:family="text">
      <style:text-properties officeooo:rsid="00136ec7"/>
    </style:style>
    <style:style style:name="T3" style:family="text">
      <style:text-properties officeooo:rsid="0008620b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afc8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2.741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4.011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2.985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6.378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uia de montagem – Circuito impresso</text:p>
      <text:p text:style-name="P2"/>
      <text:p text:style-name="P2">Modelo da placa: <text:span text:style-name="T1">Fonte de corrente </text:span><text:span text:style-name="T2">bipolar</text:span><text:tab/> versão: 0<text:span text:style-name="T2">1</text:span></text:p>
      <text:p text:style-name="P2">Ljcpcb order: _________________________________</text:p>
      <text:p text:style-name="P2">Data: ____/____/____</text:p>
      <text:p text:style-name="P2"/>
      <text:p text:style-name="P13"><text:span text:style-name="T4">Separação de material:</text:span> </text:p>
      <text:section text:style-name="Sect1" text:name="Seção1">
        <text:list xml:id="list2167945064" text:style-name="L1">
          <text:list-item>
            <text:p text:style-name="P14">Ferro de solda</text:p>
          </text:list-item>
          <text:list-item>
            <text:p text:style-name="P14">estanho</text:p>
          </text:list-item>
          <text:list-item>
            <text:p text:style-name="P14">fluxo para solda</text:p>
          </text:list-item>
          <text:list-item>
            <text:p text:style-name="P14">alicate de corte</text:p>
          </text:list-item>
          <text:list-item>
            <text:p text:style-name="P14">alicate de bico</text:p>
          </text:list-item>
          <text:list-item>
            <text:p text:style-name="P14">alicate universal</text:p>
          </text:list-item>
          <text:list-item>
            <text:p text:style-name="P14">ventilador de mesa</text:p>
          </text:list-item>
          <text:list-item>
            <text:p text:style-name="P14">papel</text:p>
          </text:list-item>
          <text:list-item>
            <text:p text:style-name="P14">álcool isopropílico </text:p>
          </text:list-item>
          <text:list-item>
            <text:p text:style-name="P14">fita dessoldadora </text:p>
          </text:list-item>
          <text:list-item>
            <text:p text:style-name="P14">sugador de solda</text:p>
          </text:list-item>
          <text:list-item>
            <text:p text:style-name="P14">cotonete</text:p>
          </text:list-item>
          <text:list-item>
            <text:p text:style-name="P14">estilete</text:p>
          </text:list-item>
          <text:list-item>
            <text:p text:style-name="P14">lixa</text:p>
          </text:list-item>
        </text:list>
      </text:section>
      <text:p text:style-name="P13"/>
      <text:p text:style-name="P2"><text:span text:style-name="T4">Separação de </text:span><text:span text:style-name="T5">componentes</text:span></text:p>
      <text:p text:style-name="P3"><draw:custom-shape text:anchor-type="paragraph" draw:z-index="0" draw:name="Forma 1" draw:style-name="gr7" draw:text-style-name="P17" svg:width="8.843cm" svg:height="6.379cm" svg:x="0.004cm" svg:y="0.462cm"><text:p/><draw:enhanced-geometry svg:viewBox="0 0 21600 21600" draw:type="rectangle" draw:enhanced-path="M 0 0 L 21600 0 21600 21600 0 21600 0 0 Z N"/></draw:custom-shape><draw:frame text:anchor-type="paragraph" draw:z-index="1" draw:name="Quadro de texto 1" draw:style-name="gr6" draw:text-style-name="P15" svg:width="8.762cm" svg:height="5.195cm" svg:x="9.01cm" svg:y="0.483cm"><draw:text-box><text:p><text:span text:style-name="T6">Resistores</text:span> (designador – quantidade - valor)</text:p><text:p text:style-name="P18"><text:tab/><text:span text:style-name="T7">R1, R2, R3, R5, R7, R8, R9, R11, R13, R14, R16, R17– 12 – 100k</text:span></text:p><text:p text:style-name="P18"><text:span text:style-name="T7"><text:tab/></text:span><text:span text:style-name="T7">R4, R6, R10, R12 – 4 – 1k </text:span></text:p><text:p text:style-name="P18"><text:span text:style-name="T7"><text:tab/></text:span><text:span text:style-name="T7">R19, R20 – 2 – 1,2k</text:span></text:p><text:p text:style-name="P18"><text:span text:style-name="T7"><text:tab/></text:span><text:span text:style-name="T7">R21 – 1 – 390</text:span></text:p><text:p text:style-name="P18"><text:span text:style-name="T7"><text:tab/></text:span><text:span text:style-name="T7">R22 – 1 – 240 </text:span></text:p><text:p text:style-name="P18"><text:span text:style-name="T7"><text:tab/></text:span><text:span text:style-name="T7">R15, R18 – 2 – 220 </text:span></text:p><text:p text:style-name="P16"><text:tab/><text:span text:style-name="T7">Rganho-I1,Rganho-I2 – 2 – 3,3k</text:span></text:p><text:p text:style-name="P16"><text:span text:style-name="T7"><text:tab/></text:span><text:span text:style-name="T7">RpSCLx, RpSDAx – 8 – 4,7k</text:span></text:p><text:p text:style-name="P16"><text:span text:style-name="T7"><text:tab/></text:span><text:span text:style-name="T7">Rsentinela-I1,Rsentinela-I2 – 2 - 10</text:span></text:p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<draw:custom-shape text:anchor-type="paragraph" draw:z-index="6" draw:name="Forma 2" draw:style-name="gr4" draw:text-style-name="P17" svg:width="8.843cm" svg:height="2.985cm" svg:x="0.004cm" svg:y="0.314cm"><text:p/><draw:enhanced-geometry svg:viewBox="0 0 21600 21600" draw:type="rectangle" draw:enhanced-path="M 0 0 L 21600 0 21600 21600 0 21600 0 0 Z N"/></draw:custom-shape><draw:frame text:anchor-type="paragraph" draw:z-index="12" draw:name="Quadro de texto 9" draw:style-name="gr1" draw:text-style-name="P15" svg:width="8.58cm" svg:height="3.948cm" svg:x="9.051cm" svg:y="3.752cm"><draw:text-box><text:p><text:span text:style-name="T6">diodos</text:span> (designador – quantidade - valor)</text:p><text:p text:style-name="P16"><text:tab/>D1,D2,D3,D4 – 4 – <text:span text:style-name="T7">1N5819</text:span></text:p><text:p/><text:p><text:tab/></text:p><text:p><text:tab/></text:p><text:p/></draw:text-box></draw:frame></text:p>
      <text:p text:style-name="P4"/>
      <text:p text:style-name="P4"/>
      <text:p text:style-name="P4"/>
      <text:p text:style-name="P4"><draw:custom-shape text:anchor-type="paragraph" draw:z-index="7" draw:name="Forma 4" draw:style-name="gr3" draw:text-style-name="P17" svg:width="8.843cm" svg:height="4.012cm" svg:x="0.004cm" svg:y="4.796cm"><text:p/><draw:enhanced-geometry svg:viewBox="0 0 21600 21600" draw:type="rectangle" draw:enhanced-path="M 0 0 L 21600 0 21600 21600 0 21600 0 0 Z N"/></draw:custom-shape><draw:frame text:anchor-type="paragraph" draw:z-index="2" draw:name="Quadro de texto 2" draw:style-name="gr1" draw:text-style-name="P15" svg:width="8.58cm" svg:height="3.948cm" svg:x="9.051cm" svg:y="-1.582cm"><draw:text-box><text:p><text:span text:style-name="T6">Capacitores</text:span> (designador – quantidade - valor)</text:p><text:p><text:tab/>C1,C3 – 2 – 1u</text:p><text:p><text:tab/>C2,C4 – 2 – <text:s/>470p</text:p><text:p><text:tab/></text:p><text:p><text:tab/></text:p><text:p/></draw:text-box></draw:frame></text:p>
      <text:p text:style-name="P4"/>
      <text:p text:style-name="P4"/>
      <text:p text:style-name="P4"><draw:custom-shape text:anchor-type="paragraph" draw:z-index="11" draw:name="Forma 3" draw:style-name="gr2" draw:text-style-name="P17" svg:width="8.843cm" svg:height="2.742cm" svg:x="0.004cm" svg:y="0.298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><draw:frame text:anchor-type="paragraph" draw:z-index="3" draw:name="Quadro de texto 3" draw:style-name="gr1" draw:text-style-name="P15" svg:width="8.54cm" svg:height="3.948cm" svg:x="9.13cm" svg:y="0.45cm"><draw:text-box><text:p><text:span text:style-name="T6">LEDs</text:span> (designador – quantidade - valor)</text:p><text:p text:style-name="P18"><text:tab/><text:span text:style-name="T7">L+3.3v1</text:span> – 1 – <text:span text:style-name="T7">Yelow</text:span></text:p><text:p text:style-name="P18"><text:tab/><text:span text:style-name="T7">L+5v1</text:span><text:tab/>– 1 – <text:span text:style-name="T7">Green</text:span></text:p><text:p text:style-name="P18"><text:tab/><text:span text:style-name="T7">L+9v1</text:span><text:tab/>– 1 – <text:span text:style-name="T7">Blue</text:span></text:p><text:p text:style-name="P18"><text:tab/><text:span text:style-name="T7">L-9v1</text:span><text:tab/>– 1 – <text:span text:style-name="T7">Red</text:span></text:p><text:p/><text:p><text:tab/></text:p><text:p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/text:p>
      <text:p text:style-name="P7"/>
      <text:p text:style-name="P7"><draw:custom-shape text:anchor-type="paragraph" draw:z-index="8" draw:name="Forma 5" draw:style-name="gr3" draw:text-style-name="P17" svg:width="8.843cm" svg:height="4.012cm" svg:x="-0.018cm" svg:y="-1.145cm"><text:p/><draw:enhanced-geometry svg:viewBox="0 0 21600 21600" draw:type="rectangle" draw:enhanced-path="M 0 0 L 21600 0 21600 21600 0 21600 0 0 Z N"/></draw:custom-shape><draw:custom-shape text:anchor-type="paragraph" draw:z-index="9" draw:name="Forma 6" draw:style-name="gr3" draw:text-style-name="P17" svg:width="8.843cm" svg:height="4.012cm" svg:x="-0.018cm" svg:y="3.189cm"><text:p/><draw:enhanced-geometry svg:viewBox="0 0 21600 21600" draw:type="rectangle" draw:enhanced-path="M 0 0 L 21600 0 21600 21600 0 21600 0 0 Z N"/></draw:custom-shape><draw:frame text:anchor-type="paragraph" draw:z-index="4" draw:name="Quadro de texto 4" draw:style-name="gr5" draw:text-style-name="P15" svg:width="8.794cm" svg:height="4.384cm" svg:x="8.946cm" svg:y="-1.122cm"><draw:text-box><text:p><text:span text:style-name="T6">CIs</text:span> (designador – quantidade - valor)</text:p><text:p><text:tab/>U1,U3 <text:s/>– <text:s/>2 <text:s/>– <text:s/>dip8(ampop duplo)</text:p><text:p><text:tab/><text:span text:style-name="T7">U1-INA-I1, U2-INA-I2</text:span> – <text:s text:c="2"/>2 <text:s/>– <text:s/>INA128</text:p><text:p/><text:p/><text:p><text:tab/></text:p></draw:text-box></draw:frame><text:tab/><text:tab/></text:p>
      <text:p text:style-name="P7"><text:tab/><text:tab/></text:p>
      <text:p text:style-name="P7"/>
      <text:p text:style-name="P9"/>
      <text:p text:style-name="P8"/>
      <text:p text:style-name="P10"/>
      <text:p text:style-name="P10"><draw:custom-shape text:anchor-type="paragraph" draw:z-index="10" draw:name="Forma 7" draw:style-name="gr3" draw:text-style-name="P17" svg:width="8.843cm" svg:height="4.012cm" svg:x="-0.018cm" svg:y="4.523cm"><text:p/><draw:enhanced-geometry svg:viewBox="0 0 21600 21600" draw:type="rectangle" draw:enhanced-path="M 0 0 L 21600 0 21600 21600 0 21600 0 0 Z N"/></draw:custom-shape><draw:frame text:anchor-type="paragraph" draw:z-index="5" draw:name="Quadro de texto 5" draw:style-name="gr1" draw:text-style-name="P15" svg:width="9.566cm" svg:height="3.948cm" svg:x="9.091cm" svg:y="0.34cm"><draw:text-box><text:p><text:span text:style-name="T6">Barra pinos reforçados</text:span> (designador – quantidade - valor)</text:p><text:p><text:tab/>J1 – 1 – 08 pinos</text:p><text:p><text:tab/>J2 – 1 – 27 pinos </text:p><text:p><text:tab/>J3 – 1 – 35 pinos</text:p><text:p><text:tab/></text:p><text:p><text:tab/></text:p><text:p/></draw:text-box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13" draw:name="Quadro de texto 10" draw:style-name="gr1" draw:text-style-name="P15" svg:width="9.035cm" svg:height="3.948cm" svg:x="8.989cm" svg:y="0.143cm"><draw:text-box><text:p><text:span text:style-name="T6">Barra macho</text:span> (designador – quantidade - valor)</text:p><text:p><text:tab/><text:tab/>J4,J5,J7 – 3 – 03 pinos </text:p><text:p><text:tab/></text:p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Número de placas restantes:</text:p>
      <text:p text:style-name="P11"/>
      <text:p text:style-name="P5">Componentes próximos de acabarem:</text:p>
      <text:p text:style-name="P5"/>
      <text:p text:style-name="P5"/>
      <text:p text:style-name="P5"/>
      <text:p text:style-name="P5"/>
      <text:p text:style-name="P5"/>
      <text:p text:style-name="P6">Componentes que foram substituídos:</text:p>
      <text:p text:style-name="P11"/>
      <text:p text:style-name="P11"/>
      <text:p text:style-name="P11"/>
      <text:p text:style-name="P11"/>
      <text:p text:style-name="P11"/>
      <text:p text:style-name="P11"><text:span text:style-name="T4">Componentes em falta: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07489a" officeooo:paragraph-rsid="00119f29" style:font-size-asian="9pt" style:font-size-complex="9pt"/>
    </style:style>
    <style:style style:name="MT1" style:family="text">
      <style:text-properties officeooo:rsid="00119f29"/>
    </style:style>
    <style:style style:name="MT2" style:family="text">
      <style:text-properties officeooo:rsid="00136ec7"/>
    </style:style>
    <style:style style:name="MT3" style:family="text">
      <style:text-properties officeooo:rsid="0008620b"/>
    </style:style>
    <style:page-layout style:name="Mpm1">
      <style:page-layout-properties fo:page-width="21.001cm" fo:page-height="29.7cm" style:num-format="1" style:print-orientation="portrait" fo:margin-top="2cm" fo:margin-bottom="0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svg:height="0.771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Guia de montagem – <text:span text:style-name="MT1">Fonte de corrente </text:span><text:span text:style-name="MT2">bipolar</text:span> V0<text:span text:style-name="MT2">1</text:span> - JLCPCB order:______________________ page <text:page-number text:select-page="current">2</text:page-number><text:span text:style-name="MT3">/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0:02.777954452</meta:creation-date>
    <dc:date>2024-07-15T13:14:39.878426741</dc:date>
    <meta:editing-duration>PT2H18M28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96" meta:character-count="616" meta:non-whitespace-character-count="548"/>
  </office:meta>
</office:document-meta>
</file>